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WW8Num1">
      <style:paragraph-properties fo:margin-left="1.259cm" fo:margin-right="0cm" fo:margin-top="0.212cm" fo:margin-bottom="0cm" loext:contextual-spacing="false" fo:text-indent="-0.63cm" style:auto-text-indent="false"/>
      <style:text-properties fo:color="#00a933"/>
    </style:style>
    <style:style style:name="P3" style:family="paragraph" style:parent-style-name="Standard" style:list-style-name="WW8Num1">
      <style:paragraph-properties fo:margin-left="1.259cm" fo:margin-right="0cm" fo:margin-top="0.212cm" fo:margin-bottom="0cm" loext:contextual-spacing="false" fo:text-indent="-0.63cm" style:auto-text-indent="false"/>
    </style:style>
    <style:style style:name="T1" style:family="text">
      <style:text-properties style:text-position="-25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říklady <text:s/>„tabulky“:</text:p>
      <text:p text:style-name="Standard"/>
      <text:list xml:id="list1135731436" text:style-name="WW8Num1">
        <text:list-item>
          <text:p text:style-name="P2">Nalezněte všechna prvočísla větší než 2 a menší než zadané N.</text:p>
        </text:list-item>
        <text:list-item>
          <text:p text:style-name="P2">Vyhledání maxima a minima z posloupnosti celých čísel a<text:span text:style-name="T1">1</text:span>...a<text:span text:style-name="T1">n</text:span>, </text:p>
        </text:list-item>
        <text:list-item>
          <text:p text:style-name="P2">Program, který čte ze vstupu zadávané řetězce, ukládá je do pole a vytiskne nejdelší řetězec</text:p>
        </text:list-item>
        <text:list-item>
          <text:p text:style-name="P2">Určení umístění <text:s/>dvou největších prvků posloupnosti 10 celých čísel</text:p>
        </text:list-item>
        <text:list-item>
          <text:p text:style-name="P2">Výpočet a tisk četnosti písmene A v zadaném řetězci</text:p>
        </text:list-item>
        <text:list-item>
          <text:p text:style-name="P2">Určení počtu dnů, které uběhly <text:s/>od data narození studenta do <text:s/>zadaného aktuálního data v tomto roce</text:p>
        </text:list-item>
        <text:list-item>
          <text:p text:style-name="P2">Rozhodnutí, zda se v dvourozměrném poli (max 5x5) <text:s/>vyskytuje prvek X</text:p>
        </text:list-item>
        <text:list-item>
          <text:p text:style-name="P2">Program, který ze zadaných stran a výšky vytiskne buď objem, nebo povrch pravidelného čtyřbokého jehlanu (volí uživatel) – řešte pomocí podprogramu</text:p>
        </text:list-item>
        <text:list-item>
          <text:p text:style-name="P2">Převod časových údajů v sekundách na minuty a sekundy, případně <text:s/>hodiny, minuty <text:line-break/>a sekundy a naopak.</text:p>
        </text:list-item>
        <text:list-item>
          <text:p text:style-name="P2">Výpočet hodnoty faktoriálu n! ( zvolené n&lt;10 ), nerekurzivně, rekurzivně</text:p>
        </text:list-item>
        <text:list-item>
          <text:p text:style-name="P2">Napište program pro výpočet n-té mocniny daného reálného čísla, parametry fce budou umocňované <text:s/>číslo a mocnina n. </text:p>
        </text:list-item>
        <text:list-item>
          <text:p text:style-name="P2">Navrhněte program pro určení ciferného součtu čísla </text:p>
        </text:list-item>
        <text:list-item>
          <text:p text:style-name="P2">Načtěte libovolné přirozené číslo a vytiskněte je pozpátku</text:p>
        </text:list-item>
        <text:list-item>
          <text:p text:style-name="P2">Program pro převod stupňů na radiány</text:p>
        </text:list-item>
        <text:list-item>
          <text:p text:style-name="P2">Zadejte celočíselné souřadnice bodu v rovině, program vytiskne <text:s/>ve kterém kvadrantu bod leží nebo <text:s/>zda leží na osách</text:p>
        </text:list-item>
        <text:list-item>
          <text:p text:style-name="P2">Na vkladní knížce je uloženo 10 000 Kčs, program vytiskne kolik tam bude uloženo <text:line-break/>za 5 let <text:s/>při zvoleném úroku.</text:p>
        </text:list-item>
        <text:list-item>
          <text:p text:style-name="P2">Sestavte program <text:s/>pro krácení zlomků</text:p>
        </text:list-item>
        <text:list-item>
          <text:p text:style-name="P2">Načtěte větu (posloupnost znaků končících ".") a zkontrolujte zda po h, r není i</text:p>
        </text:list-item>
        <text:list-item>
          <text:p text:style-name="P2">Vytvořte podprogram, který bude obsahovat proceduru pro podtrhávání textu zvoleným znakem, <text:s/>(volíte i počet znaků) </text:p>
        </text:list-item>
        <text:list-item>
          <text:p text:style-name="P2">Zapište program, který na základě kartézských souřadnic dvou bodů v rovině <text:s/>spočítá jejich vzdálenost</text:p>
        </text:list-item>
        <text:list-item>
          <text:p text:style-name="P3">Vytvořte program pro setřídění 10 čísel (alespoň 2 druhy)</text:p>
        </text:list-item>
        <text:list-item>
          <text:p text:style-name="P3">Vytvořte program , který předvede realizaci datového typu fronta.</text:p>
        </text:list-item>
        <text:list-item>
          <text:p text:style-name="P3">Vytvořte program , který předvede realizaci datového typu zásobník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M_20_Nadpis1" style:display-name="M Nadpis1" style:family="paragraph" style:parent-style-name="Heading_20_1" style:next-style-name="B2_20_text" style:default-outline-level="" style:list-style-name="">
      <style:paragraph-properties fo:margin-top="0.847cm" fo:margin-bottom="0.423cm" loext:contextual-spacing="false" fo:line-height="1.023cm"/>
      <style:text-properties style:font-name="Palatino Linotype" fo:font-family="'Palatino Linotype'" style:font-family-generic="roman" style:font-pitch="variable" fo:font-size="24pt" style:font-size-asian="24pt" style:font-name-complex="Palatino Linotype" style:font-family-complex="'Palatino Linotype'" style:font-family-generic-complex="roman" style:font-pitch-complex="variable" style:font-size-complex="10pt"/>
    </style:style>
    <style:style style:name="B_20_text" style:display-name="B text" style:family="paragraph">
      <style:paragraph-properties fo:margin-left="0cm" fo:margin-right="0cm" fo:line-height="0.423cm" fo:text-align="justify" style:justify-single-word="false" fo:orphans="2" fo:widows="2" fo:text-indent="0.7cm" style:auto-text-indent="false"/>
      <style:text-properties style:use-window-font-color="true" style:font-name="Palatino Linotype" fo:font-family="'Palatino Linotype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M_20_NAdpis_20_2" style:display-name="M NAdpis 2" style:family="paragraph" style:parent-style-name="M_20_Nadpis1" style:next-style-name="B_20_text">
      <style:paragraph-properties fo:margin-top="0.564cm" fo:margin-bottom="0.282cm" loext:contextual-spacing="false" fo:line-height="0.67cm"/>
      <style:text-properties fo:font-size="16pt" style:font-size-asian="16pt"/>
    </style:style>
    <style:style style:name="M_20_Nadpis_20_3" style:display-name="M Nadpis 3" style:family="paragraph" style:parent-style-name="Standard" style:next-style-name="B_20_text" style:default-outline-level="1" style:list-style-name="">
      <style:paragraph-properties fo:margin-top="0.423cm" fo:margin-bottom="0.212cm" loext:contextual-spacing="false" fo:line-height="0.494cm" fo:keep-with-next="always"/>
      <style:text-properties style:font-name="Palatino Linotype" fo:font-family="'Palatino Linotype'" style:font-family-generic="roman" style:font-pitch="variable" fo:font-weight="bold" style:letter-kerning="true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lit" style:family="paragraph">
      <style:paragraph-properties fo:margin-top="0cm" fo:margin-bottom="0.212cm" loext:contextual-spacing="false" fo:line-height="0.494cm" fo:keep-together="always" fo:orphans="2" fo:widows="2"/>
      <style:text-properties style:use-window-font-color="true" style:font-name="Palatino Linotype" fo:font-family="'Palatino Linotype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font-name-complex="Palatino Linotype" style:font-family-complex="'Palatino Linotype'" style:font-family-generic-complex="roman" style:font-pitch-complex="variable" style:font-size-complex="10pt" style:language-complex="ar" style:country-complex="SA"/>
    </style:style>
    <style:style style:name="B2_20_text" style:display-name="B2 text" style:family="paragraph">
      <style:paragraph-properties fo:margin-left="0cm" fo:margin-right="0cm" style:line-height-at-least="0.529cm" fo:text-align="justify" style:justify-single-word="false" fo:orphans="2" fo:widows="2" fo:text-indent="0.85cm" style:auto-text-indent="false"/>
      <style:text-properties style:use-window-font-color="true" style:font-name="Palatino Linotype" fo:font-family="'Palatino Linotype'" style:font-family-generic="roman" style:font-pitch="variable" fo:font-size="12pt" fo:language="cs" fo:country="CZ" style:letter-kerning="tru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klady  „tabulky“:</dc:title>
    <dc:subject/>
    <meta:keyword/>
    <dc:description/>
    <meta:initial-creator>Pavelka</meta:initial-creator>
    <meta:creation-date>2019-03-14T15:50:00</meta:creation-date>
    <dc:date>2019-04-24T22:12:27.894000000</dc:date>
    <meta:editing-cycles>8</meta:editing-cycles>
    <meta:editing-duration>PT2H33M21S</meta:editing-duration>
    <meta:generator>LibreOffice/6.2.2.2$Windows_X86_64 LibreOffice_project/2b840030fec2aae0fd2658d8d4f9548af4e3518d</meta:generator>
    <meta:document-statistic meta:table-count="0" meta:image-count="0" meta:object-count="0" meta:page-count="1" meta:paragraph-count="24" meta:word-count="302" meta:character-count="1909" meta:non-whitespace-character-count="1634"/>
  </office:meta>
</office:document-meta>
</file>